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092db" officeooo:paragraph-rsid="000092db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92db" officeooo:paragraph-rsid="000092db" style:font-weight-asian="bold" style:font-weight-complex="bold"/>
    </style:style>
    <style:style style:name="P3" style:family="paragraph" style:parent-style-name="Standard">
      <style:text-properties officeooo:rsid="000119d6" officeooo:paragraph-rsid="000119d6"/>
    </style:style>
    <style:style style:name="P4" style:family="paragraph" style:parent-style-name="Standard">
      <style:text-properties style:text-underline-style="none" fo:font-weight="normal" officeooo:rsid="000119d6" officeooo:paragraph-rsid="000119d6" style:font-weight-asian="normal" style:font-weight-complex="normal"/>
    </style:style>
    <style:style style:name="P5" style:family="paragraph" style:parent-style-name="Standard">
      <style:text-properties officeooo:rsid="0001a025" officeooo:paragraph-rsid="0001a025"/>
    </style:style>
    <style:style style:name="P6" style:family="paragraph" style:parent-style-name="Standard">
      <style:text-properties fo:font-style="italic" style:text-underline-style="none" officeooo:rsid="000119d6" officeooo:paragraph-rsid="000119d6" style:font-style-asian="italic" style:font-style-complex="italic"/>
    </style:style>
    <style:style style:name="P7" style:family="paragraph" style:parent-style-name="Standard">
      <style:text-properties fo:font-style="italic" style:text-underline-style="none" officeooo:rsid="000119d6" officeooo:paragraph-rsid="000215fd" style:font-style-asian="italic" style:font-style-complex="italic"/>
    </style:style>
    <style:style style:name="P8" style:family="paragraph" style:parent-style-name="Standard">
      <style:text-properties fo:font-style="italic" officeooo:rsid="000119d6" officeooo:paragraph-rsid="000119d6" style:font-style-asian="italic" style:font-style-complex="italic"/>
    </style:style>
    <style:style style:name="P9" style:family="paragraph" style:parent-style-name="Standard">
      <style:text-properties fo:font-style="italic" fo:font-weight="bold" officeooo:rsid="0009008f" officeooo:paragraph-rsid="0009008f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style:text-underline-style="none" officeooo:rsid="000215fd" officeooo:paragraph-rsid="000215fd" style:font-style-asian="normal" style:font-style-complex="normal"/>
    </style:style>
    <style:style style:name="P11" style:family="paragraph" style:parent-style-name="Standard">
      <style:text-properties fo:font-style="normal" officeooo:rsid="000215fd" officeooo:paragraph-rsid="000119d6" style:font-style-asian="normal" style:font-style-complex="normal"/>
    </style:style>
    <style:style style:name="P12" style:family="paragraph" style:parent-style-name="Standard">
      <style:text-properties fo:font-style="normal" officeooo:rsid="000394bc" officeooo:paragraph-rsid="000119d6" style:font-style-asian="normal" style:font-style-complex="normal"/>
    </style:style>
    <style:style style:name="P13" style:family="paragraph" style:parent-style-name="Standard">
      <style:text-properties fo:font-style="normal" fo:font-weight="normal" officeooo:rsid="000a999c" officeooo:paragraph-rsid="000a999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b6cd8" officeooo:paragraph-rsid="000b6cd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09008f" officeooo:paragraph-rsid="0009008f"/>
    </style:style>
    <style:style style:name="P16" style:family="paragraph" style:parent-style-name="Standard">
      <style:text-properties fo:color="#c9211e" loext:opacity="100%" officeooo:rsid="0009008f" officeooo:paragraph-rsid="0009008f"/>
    </style:style>
    <style:style style:name="P17" style:family="paragraph" style:parent-style-name="Standard">
      <style:text-properties officeooo:rsid="000a999c" officeooo:paragraph-rsid="000a999c"/>
    </style:style>
    <style:style style:name="P18" style:family="paragraph" style:parent-style-name="Standard">
      <style:text-properties fo:font-weight="bold" officeooo:rsid="000a999c" officeooo:paragraph-rsid="000a999c" style:font-weight-asian="bold" style:font-weight-complex="bold"/>
    </style:style>
    <style:style style:name="P19" style:family="paragraph" style:parent-style-name="Standard">
      <style:text-properties fo:font-style="italic" fo:font-weight="bold" officeooo:rsid="000a999c" officeooo:paragraph-rsid="000a999c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12d4b8" officeooo:paragraph-rsid="0012d4b8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163c6e" officeooo:paragraph-rsid="00163c6e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normal" fo:font-weight="normal" officeooo:rsid="000cf13d" officeooo:paragraph-rsid="000a999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weight="bold" officeooo:rsid="000a999c" officeooo:paragraph-rsid="000a999c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f13d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119d6"/>
    </style:style>
    <style:style style:name="T6" style:family="text">
      <style:text-properties officeooo:rsid="0001a025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215fd" style:font-style-asian="normal" style:font-style-complex="normal"/>
    </style:style>
    <style:style style:name="T9" style:family="text">
      <style:text-properties fo:font-style="normal" officeooo:rsid="000394bc" style:font-style-asian="normal" style:font-style-complex="normal"/>
    </style:style>
    <style:style style:name="T10" style:family="text">
      <style:text-properties fo:font-style="normal" officeooo:rsid="0005776f" style:font-style-asian="normal" style:font-style-complex="normal"/>
    </style:style>
    <style:style style:name="T11" style:family="text">
      <style:text-properties fo:font-style="normal" officeooo:rsid="000cf13d" style:font-style-asian="normal" style:font-style-complex="normal"/>
    </style:style>
    <style:style style:name="T12" style:family="text">
      <style:text-properties fo:font-style="normal" officeooo:rsid="00180d88" style:font-style-asian="normal" style:font-style-complex="normal"/>
    </style:style>
    <style:style style:name="T13" style:family="text">
      <style:text-properties fo:font-style="normal" officeooo:rsid="00198943" style:font-style-asian="normal" style:font-style-complex="normal"/>
    </style:style>
    <style:style style:name="T14" style:family="text">
      <style:text-properties fo:font-style="normal" officeooo:rsid="001c2403" style:font-style-asian="normal" style:font-style-complex="normal"/>
    </style:style>
    <style:style style:name="T15" style:family="text">
      <style:text-properties fo:font-style="normal" fo:font-weight="bold" officeooo:rsid="0005776f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cf13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e80b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06c2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0aae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24a6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2d4b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4470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63c6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64bf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7ab4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0d8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8bb7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9894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c240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c833c" style:font-style-asian="normal" style:font-weight-asian="normal" style:font-style-complex="normal" style:font-weight-complex="normal"/>
    </style:style>
    <style:style style:name="T32" style:family="text">
      <style:text-properties fo:color="#c9211e" loext:opacity="100%"/>
    </style:style>
    <style:style style:name="T33" style:family="text">
      <style:text-properties fo:color="#c9211e" loext:opacity="100%" fo:font-weight="bold" style:font-weight-asian="bold" style:font-weight-complex="bold"/>
    </style:style>
    <style:style style:name="T34" style:family="text">
      <style:text-properties officeooo:rsid="000394bc"/>
    </style:style>
    <style:style style:name="T35" style:family="text">
      <style:text-properties officeooo:rsid="0005cf2d"/>
    </style:style>
    <style:style style:name="T36" style:family="text">
      <style:text-properties officeooo:rsid="00066470"/>
    </style:style>
    <style:style style:name="T37" style:family="text">
      <style:text-properties officeooo:rsid="00073e39"/>
    </style:style>
    <style:style style:name="T38" style:family="text">
      <style:text-properties officeooo:rsid="0007d0e4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394bc" style:font-weight-asian="bold" style:font-weight-complex="bold"/>
    </style:style>
    <style:style style:name="T41" style:family="text">
      <style:text-properties fo:font-weight="bold" officeooo:rsid="000215fd" style:font-weight-asian="bold" style:font-weight-complex="bold"/>
    </style:style>
    <style:style style:name="T42" style:family="text">
      <style:text-properties fo:font-weight="bold" officeooo:rsid="0001a025" style:font-weight-asian="bold" style:font-weight-complex="bold"/>
    </style:style>
    <style:style style:name="T43" style:family="text">
      <style:text-properties officeooo:rsid="000e80b9"/>
    </style:style>
    <style:style style:name="T44" style:family="text">
      <style:text-properties officeooo:rsid="00106c26"/>
    </style:style>
    <style:style style:name="T45" style:family="text">
      <style:text-properties officeooo:rsid="0010aae5"/>
    </style:style>
    <style:style style:name="T46" style:family="text">
      <style:text-properties officeooo:rsid="00124a6a"/>
    </style:style>
    <style:style style:name="T47" style:family="text">
      <style:text-properties officeooo:rsid="00144702"/>
    </style:style>
    <style:style style:name="T48" style:family="text">
      <style:text-properties officeooo:rsid="00163c6e"/>
    </style:style>
    <style:style style:name="T49" style:family="text">
      <style:text-properties officeooo:rsid="00180d88"/>
    </style:style>
    <style:style style:name="T50" style:family="text">
      <style:text-properties officeooo:rsid="00198943"/>
    </style:style>
    <style:style style:name="T51" style:family="text">
      <style:text-properties officeooo:rsid="001c24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GODB</text:p>
      <text:p text:style-name="P2"/>
      <text:p text:style-name="P4">Base: base</text:p>
      <text:p text:style-name="P4"/>
      <text:p text:style-name="P4">Taboa: collection</text:p>
      <text:p text:style-name="P4"/>
      <text:p text:style-name="P4">Fila: document</text:p>
      <text:p text:style-name="P4"/>
      <text:p text:style-name="P4">Columna: key</text:p>
      <text:p text:style-name="P4"/>
      <text:p text:style-name="P4">Valor: value</text:p>
      <text:p text:style-name="P4"/>
      <text:p text:style-name="P4">Clave primaria: _id</text:p>
      <text:p text:style-name="P4"/>
      <text:p text:style-name="P4"><text:span text:style-name="T33">NOTA: </text:span><text:span text:style-name="T32">Puede tener columnas distintas entre cada fila sin problemas, pero al buscar una columna que no tiene cierta fila, esta aparecerá como vacía.</text:span></text:p>
      <text:p text:style-name="P4">---------------------------------------------------------------------------------------------------------</text:p>
      <text:p text:style-name="P1"/>
      <text:p text:style-name="P1"><text:span text:style-name="T3">show dbs </text:span><text:span text:style-name="T1">-&gt;</text:span> muestra todas las bases de datos</text:p>
      <text:p text:style-name="P1"/>
      <text:p text:style-name="P1"><text:span text:style-name="T3">use “nombre de la base”</text:span><text:span text:style-name="T39"> </text:span>-&gt; entras a una base de datos / <text:span text:style-name="T5">también la crea si no existe</text:span></text:p>
      <text:p text:style-name="P1"/>
      <text:p text:style-name="P1"><text:span text:style-name="T3">db.dropDatabase()</text:span> -&gt; borra la tabla donde se esta posicionado</text:p>
      <text:p text:style-name="P1"/>
      <text:p text:style-name="P3"><text:span text:style-name="T3">show collections</text:span><text:span text:style-name="T39"> </text:span>-&gt; muestra las tablas de esa BD</text:p>
      <text:p text:style-name="P3"/>
      <text:p text:style-name="P3"><text:span text:style-name="T3">db.nombreTabla.insertOne({nome: “luis”,numeros:[23,56,89]}) </text:span>-&gt; insertar una fila en una tabla</text:p>
      <text:p text:style-name="P3"/>
      <text:p text:style-name="P3"><text:span text:style-name="T3">db.nombreTabla.find() </text:span>-&gt;muestra todos los datos de una tabla</text:p>
      <text:p text:style-name="P3"/>
      <text:p text:style-name="P5"><text:span text:style-name="T3">db.nombreTabla.drop()</text:span> -&gt; borra la tabla</text:p>
      <text:p text:style-name="P3"/>
      <text:p text:style-name="P6"><text:span text:style-name="T39">db.</text:span><text:span text:style-name="T42">nombreTabla</text:span><text:span text:style-name="T39">.insertOne({nome:"Ana",edade:31,numeros:[54,5,65,66,7,3,2],enderezo:{rua:"urzaiz",numero:24,piso:3,porta:"a"}}) </text:span>-&gt; <text:span text:style-name="T6">una fila compuesta</text:span></text:p>
      <text:p text:style-name="P6"/>
      <text:p text:style-name="P7"><text:span text:style-name="T39">db.nombreTabla.find() </text:span>-&gt;<text:span text:style-name="T7">muestra </text:span><text:span text:style-name="T8">un dato </text:span><text:span text:style-name="T7">de </text:span><text:span text:style-name="T8">la</text:span><text:span text:style-name="T7"> tabla </text:span><text:span text:style-name="T8">(el primero por defecto)</text:span></text:p>
      <text:p text:style-name="P10"/>
      <text:p text:style-name="P7"><text:span text:style-name="T41">db.nombreTabla.find({nome:”luis”}) </text:span><text:span text:style-name="T8">-&gt;muestra un dato en especifico según la condición</text:span></text:p>
      <text:p text:style-name="P3"/>
      <text:p text:style-name="P8"><text:span text:style-name="T39">db.persoas.find({"enderezo.rua":"urzaiz"}) </text:span>-&gt; <text:span text:style-name="T8">búsqueda en una variable compuesta</text:span></text:p>
      <text:p text:style-name="P11"/>
      <text:p text:style-name="P8"><text:span text:style-name="T41">db.persoas.find({edade:{$gt:10}}) </text:span><text:span text:style-name="T8">-&gt; </text:span><text:span text:style-name="T9">buscar con “mayor que”</text:span></text:p>
      <text:p text:style-name="P12"/>
      <text:p text:style-name="P12"><text:span text:style-name="T39">db.persoas.find({nome:{$eq:"luis"}}) </text:span>-&gt; buscar con “igual a”</text:p>
      <text:p text:style-name="P12"/>
      <text:p text:style-name="P12"><text:span text:style-name="T39">db.persoas.find({nome:{$ne:"luis"}}) </text:span>-&gt; buscar con “no igual a”</text:p>
      <text:p text:style-name="P12"/>
      <text:p text:style-name="P8"><text:span text:style-name="T40">db.persoas.find({nome:{$in:["luis","Ana"]}}) </text:span><text:span text:style-name="T9">-&gt; buscar en grupo</text:span></text:p>
      <text:p text:style-name="P12"/>
      <text:p text:style-name="P8"><text:span text:style-name="T40">db.persoas.find({nome:{$nin:["luis","Ana"]}}) </text:span><text:span text:style-name="T34">-&gt; </text:span><text:span text:style-name="T9">buscar los que no forman parte del grupo </text:span><text:span text:style-name="T10">(cuidado, que si se busca un campo desconocido apareceran </text:span><text:span text:style-name="T15">TODOS</text:span><text:span text:style-name="T10">)</text:span></text:p>
      <text:p text:style-name="P3"/>
      <text:p text:style-name="P3"><text:soft-page-break/><text:span text:style-name="T3">db.persoas.find({edade:{$gte:30}}) </text:span>-&gt; “<text:span text:style-name="T35">mayor o igual que”</text:span></text:p>
      <text:p text:style-name="P3"/>
      <text:p text:style-name="P3"><text:span text:style-name="T3">db.persoas.find({edade:{$lt:31}}) </text:span>-&gt; “<text:span text:style-name="T35">menor que”</text:span></text:p>
      <text:p text:style-name="P3"/>
      <text:p text:style-name="P3"><text:span text:style-name="T3">db.persoas.find({edade:{$lt:31}})</text:span> -&gt; “<text:span text:style-name="T35">menor o igual que”</text:span></text:p>
      <text:p text:style-name="P3"/>
      <text:p text:style-name="P3"><text:span text:style-name="T3">db.persoas.find({$or: [{edade:{$gt:31}},{nome:"Ana"} ]})</text:span> -&gt; <text:span text:style-name="T36">Uso del “or”</text:span></text:p>
      <text:p text:style-name="P3"/>
      <text:p text:style-name="P3"><text:span text:style-name="T39">db.persoas.find({$and: [{edade:{$gt:30}},{nome:"Ana"} ]}) </text:span>-&gt; <text:span text:style-name="T36">Uso del “and”</text:span></text:p>
      <text:p text:style-name="P3"/>
      <text:p text:style-name="P3"><text:span text:style-name="T3">db.persoas.find({edade: {$not:{$gt:30}}})</text:span><text:span text:style-name="T39"> </text:span>-&gt; <text:span text:style-name="T37">Uso del “not”</text:span></text:p>
      <text:p text:style-name="P3"/>
      <text:p text:style-name="P3"><text:span text:style-name="T3">db.persoas.find({edade:{$exists: true,$nin:[30,40]}})</text:span><text:span text:style-name="T39"> </text:span>-&gt; <text:span text:style-name="T37">Uso del “exists”</text:span></text:p>
      <text:p text:style-name="P3"/>
      <text:p text:style-name="P3"><text:span text:style-name="T3">db.persoas.find({},{edade:1})</text:span><text:span text:style-name="T39"> </text:span>-&gt; <text:span text:style-name="T38">Muestra todos pero sólo con el campo pedido (si se pone “0”, sale todo menos ese campo)</text:span></text:p>
      <text:p text:style-name="P3"/>
      <text:p text:style-name="P16">NOTA: No puedo mezclar inclusion y exclusion. La unica excepción es el _id</text:p>
      <text:p text:style-name="P3"/>
      <text:p text:style-name="P9">db.persoas.find({},{nome:1,edade:1,_id:0})</text:p>
      <text:p text:style-name="P9"/>
      <text:p text:style-name="P9">db.persoas.find({edade:{$gt:30}},{nome:1,edade:1,_id:0})</text:p>
      <text:p text:style-name="P15"/>
      <text:p text:style-name="P17">Amosar todos os datos menos o nome dos documentos cuxo campo edade sexa maior de 31 ou cuxo nome sexa igual a ana: <text:s/></text:p>
      <text:p text:style-name="P19">db.persoas.find({$or:[{edade:{$gt:31}},{nome:"Ana"}]},{nome:0})</text:p>
      <text:p text:style-name="P19"/>
      <text:p text:style-name="P13">Devoltar a rua de todos os documentos que tenhan por edade un valor maior de 29:</text:p>
      <text:p text:style-name="P19">db.persoas.find({edade:{$gt:29}},{"enderezo.rua":1,_id:0})</text:p>
      <text:p text:style-name="P19"/>
      <text:p text:style-name="P14">Para asegurarnos que exista:</text:p>
      <text:p text:style-name="P19">db.persoas.find({$and:[{edade:{$gt:29}},{"enderezo.rua":{$exists:true}}]},{"enderezo.rua":1,_id:0})</text:p>
      <text:p text:style-name="P19"/>
      <text:p text:style-name="P19"/>
      <text:p text:style-name="P17"><text:span text:style-name="T3">db.persoas.find({nome:{$regex:"l"}})</text:span><text:span text:style-name="T4"> -&gt; </text:span><text:span text:style-name="T17">Equivalente al “like”</text:span></text:p>
      <text:p text:style-name="P22"/>
      <text:p text:style-name="P18"><text:span text:style-name="T11">db.persoas.find({nome:{$regex:"l$"}}) </text:span><text:span text:style-name="T17">-&gt; Para que sea la primera letra</text:span></text:p>
      <text:p text:style-name="P18"><text:span text:style-name="T17"/></text:p>
      <text:p text:style-name="P18"><text:span text:style-name="T2">db.persoas.find({nome:/i/}) </text:span><text:span text:style-name="T11">-&gt; </text:span><text:span text:style-name="T18">Para buscar una letra en cualquier posicion</text:span></text:p>
      <text:p text:style-name="P18"><text:span text:style-name="T18"/></text:p>
      <text:p text:style-name="P19"><text:span text:style-name="T43">db.persoas.find({nome:{$in:[/u/,/x/]}}) -&gt; </text:span><text:span text:style-name="T19">Para buscar que contengan o una letra o la otra</text:span></text:p>
      <text:p text:style-name="P19"><text:span text:style-name="T19"/></text:p>
      <text:p text:style-name="P19"><text:span text:style-name="T44">db.persoas.find({$and:[{nome:/i/},{nome:/u/}]})</text:span><text:span text:style-name="T19"> -&gt; </text:span><text:span text:style-name="T20">Para buscar que contengan las dos letras</text:span></text:p>
      <text:p text:style-name="P19"><text:span text:style-name="T20"/></text:p>
      <text:p text:style-name="P19"><text:span text:style-name="T45">db.persoas.find({_id: ObjectId("65a66bf15cf3a7667c4b645f")}) </text:span><text:span text:style-name="T20">-&gt; </text:span><text:span text:style-name="T21">Buscar por ID</text:span></text:p>
      <text:p text:style-name="P19"><text:span text:style-name="T21"/></text:p>
      <text:p text:style-name="P19"><text:span text:style-name="T46">db.persoas.deleteOne({_id: ObjectId("65a66a015cf3a7667c4b645c")})</text:span><text:span text:style-name="T21"> -&gt; Borrar un elemento </text:span><text:span text:style-name="T22">por busqueda</text:span></text:p>
      <text:p text:style-name="P19"><text:span text:style-name="T21"/></text:p>
      <text:p text:style-name="P19"><text:span text:style-name="T46">db.persoas.deleteOne({}) </text:span><text:span text:style-name="T21">-&gt; </text:span><text:span text:style-name="T22">Borra el primero que encuentra</text:span></text:p>
      <text:p text:style-name="P19"><text:span text:style-name="T22"/></text:p>
      <text:p text:style-name="P20"><text:soft-page-break/>db.persoas.delete<text:span text:style-name="T47">M</text:span>any({}) <text:span text:style-name="T16">-&gt; Borra todos</text:span></text:p>
      <text:p text:style-name="P20"><text:span text:style-name="T16"/></text:p>
      <text:p text:style-name="P20">db.people.replaceOne({_id:1},{nome:"luis"})<text:span text:style-name="T16"> -&gt; </text:span><text:span text:style-name="T23">Reemplaza todos los campos por lo nuevo (necesita el id)</text:span></text:p>
      <text:p text:style-name="P20"><text:span text:style-name="T23"/></text:p>
      <text:p text:style-name="P20"><text:span text:style-name="T47">db.people.updateOne({name:"Smith"},{$set:{children:2.5}}) </text:span><text:span text:style-name="T23">-&gt; </text:span><text:span text:style-name="T24">Modifica (y si no existe </text:span><text:span text:style-name="T25">l</text:span><text:span text:style-name="T24">o añade) un campo de la llave buscada. </text:span><text:span text:style-name="T28">OJO! No se puede cambiar un “ID”</text:span></text:p>
      <text:p text:style-name="P20"><text:span text:style-name="T24"/></text:p>
      <text:p text:style-name="P20"><text:span text:style-name="T48">db.people.updateOne({name:"Smith"},{$unset:{childre:1}}) </text:span><text:span text:style-name="T24">-&gt; </text:span><text:span text:style-name="T26">Borra el campo (independiente del valor que tenga, es indistinto). </text:span><text:span text:style-name="T27">Si no encuestra el registro, no hace nada</text:span></text:p>
      <text:p text:style-name="P20"><text:span text:style-name="T27"/></text:p>
      <text:p text:style-name="P20"><text:span text:style-name="T49">db.people.updateOne({name:"Jones"},{$set:{age:50}},{upsert:true}) -&gt; </text:span><text:span text:style-name="T27">Si queremos que lo cree de no existir el registro</text:span></text:p>
      <text:p text:style-name="P20"><text:span text:style-name="T27"/></text:p>
      <text:p text:style-name="P20"><text:span text:style-name="T49">db.people.update({},{$set:{city:"NYC"}})</text:span><text:span text:style-name="T27"> -&gt; </text:span><text:span text:style-name="T29">Sólo le añade al primero</text:span></text:p>
      <text:p text:style-name="P20"><text:span text:style-name="T29"/></text:p>
      <text:p text:style-name="P20"><text:span text:style-name="T50">db.people.updateMany({},{$set:{city:"NYC"}})</text:span><text:span text:style-name="T29"> -&gt; Se lo añade a todos los campos</text:span></text:p>
      <text:p text:style-name="P20"><text:span text:style-name="T29"/></text:p>
      <text:p text:style-name="P20"><text:span text:style-name="T50">db.books.update({_id:1},{$inc:{stock:-1}})</text:span><text:span text:style-name="T29"> -&gt; </text:span><text:span text:style-name="T30">Aumenta (o disminuye si el valor es negativo) el campo numérico indicado</text:span></text:p>
      <text:p text:style-name="P20"><text:span text:style-name="T30"/></text:p>
      <text:p text:style-name="P20"><text:span text:style-name="T51">db.books.update({_id:1},{$inc:{stock:18},$set:{item:"ABCD"}})</text:span><text:span text:style-name="T30"> -&gt; </text:span><text:span text:style-name="T31">Aumenta el stock y modifica el campo Item para el registro con iD: 1</text:span></text:p>
      <text:p text:style-name="P20"><text:span text:style-name="T29"/></text:p>
      <text:p text:style-name="P20"><text:span text:style-name="T29"/></text:p>
      <text:p text:style-name="P20"><text:span text:style-name="T27"/></text:p>
      <text:p text:style-name="P20"><text:span text:style-name="T27"/></text:p>
      <text:p text:style-name="P20"><text:span text:style-name="T27"/></text:p>
      <text:p text:style-name="P20"><text:span text:style-name="T26"/></text:p>
      <text:p text:style-name="P20"><text:span text:style-name="T26"/></text:p>
      <text:p text:style-name="P20"><text:span text:style-name="T24"/></text:p>
      <text:p text:style-name="P20"><text:span text:style-name="T24"/></text:p>
      <text:p text:style-name="P21"><text:span text:style-name="T16"/></text:p>
      <text:p text:style-name="P21"><text:span text:style-name="T16"/></text:p>
      <text:p text:style-name="P20"><text:span text:style-name="T24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19"><text:span text:style-name="T21"/></text:p>
      <text:p text:style-name="P19"><text:span text:style-name="T21"/></text:p>
      <text:p text:style-name="P19"><text:span text:style-name="T20"/></text:p>
      <text:p text:style-name="P19"><text:span text:style-name="T20"/></text:p>
      <text:p text:style-name="P19"><text:span text:style-name="T19"/></text:p>
      <text:p text:style-name="P19"><text:span text:style-name="T19"/></text:p>
      <text:p text:style-name="P18"><text:span text:style-name="T18"/></text:p>
      <text:p text:style-name="P18"><text:span text:style-name="T18"/></text:p>
      <text:p text:style-name="P22"/>
      <text:p text:style-name="P22"/>
      <text:p text:style-name="P17"/>
      <text:p text:style-name="P17"/>
      <text:p text:style-name="P15"/>
      <text:p text:style-name="P15"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2:20:23.183655486</meta:creation-date>
    <dc:date>2024-01-19T14:39:11.998446207</dc:date>
    <meta:editing-duration>PT1H31M57S</meta:editing-duration>
    <meta:editing-cycles>16</meta:editing-cycles>
    <meta:generator>LibreOffice/7.0.4.2$Linux_X86_64 LibreOffice_project/00$Build-2</meta:generator>
    <meta:document-statistic meta:table-count="0" meta:image-count="0" meta:object-count="0" meta:page-count="4" meta:paragraph-count="59" meta:word-count="485" meta:character-count="4338" meta:non-whitespace-character-count="3910"/>
  </office:meta>
</office:document-meta>
</file>